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11CD8B6A2AF.svm" manifest:media-type=""/>
  <manifest:file-entry manifest:full-path="Pictures/20000001000001EF000000D851F8367C.svm" manifest:media-type=""/>
  <manifest:file-entry manifest:full-path="Pictures/20000002000002E00000016C0433F641.eps" manifest:media-type=""/>
  <manifest:file-entry manifest:full-path="Pictures/20000001000001C500000179BD6552FA.svm" manifest:media-type=""/>
  <manifest:file-entry manifest:full-path="Pictures/20000001000001F7000000D89EF8F9DD.svm" manifest:media-type=""/>
  <manifest:file-entry manifest:full-path="Pictures/20000001000003AF000000E534D20A41.svm" manifest:media-type=""/>
  <manifest:file-entry manifest:full-path="Pictures/200000010000023F00000135B9F501A9.svm" manifest:media-type=""/>
  <manifest:file-entry manifest:full-path="Pictures/2000000100000118000000D86AB3B7FE.svm" manifest:media-type=""/>
  <manifest:file-entry manifest:full-path="Pictures/200000010000023F000001358C0EADEA.svm" manifest:media-type=""/>
  <manifest:file-entry manifest:full-path="Pictures/20000001000001CD000000D8FBE8A3AE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0FE000001038E021CBF.svm" manifest:media-type=""/>
  <manifest:file-entry manifest:full-path="Pictures/2000000100000131000001297367BB3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beta i_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0cm"/>
    </style:style>
    <style:style style:name="gr1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5" style:family="graphic" style:parent-style-name="standard">
      <style:graphic-properties TexMathsArgs="14§display§i_{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TexMathsArgs="12§display§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56cm" svg:height="4.825cm" svg:x="1.547cm" svg:y="0.572cm">
          <draw:image xlink:href="Pictures/20000002000002E00000016C0433F641.eps" xlink:type="simple" xlink:show="embed" xlink:actuate="onLoad">
            <text:p/>
          </draw:image>
        </draw:frame>
        <draw:frame draw:style-name="gr2" draw:text-style-name="P1" draw:layer="layout" svg:width="0.644cm" svg:height="0.301cm" svg:x="2.453cm" svg:y="0.475cm">
          <draw:image xlink:href="Pictures/20000001000001CD000000D8FBE8A3AE.svm" xlink:type="simple" xlink:show="embed" xlink:actuate="onLoad">
            <text:p/>
          </draw:image>
        </draw:frame>
        <draw:frame draw:style-name="gr3" draw:text-style-name="P1" draw:layer="layout" svg:width="0.692cm" svg:height="0.301cm" svg:x="4.786cm" svg:y="1.577cm">
          <draw:image xlink:href="Pictures/20000001000001EF000000D851F8367C.svm" xlink:type="simple" xlink:show="embed" xlink:actuate="onLoad">
            <text:p/>
          </draw:image>
        </draw:frame>
        <draw:frame draw:style-name="gr4" draw:text-style-name="P1" draw:layer="layout" svg:width="0.804cm" svg:height="0.431cm" svg:x="2.913cm" svg:y="1.512cm">
          <draw:image xlink:href="Pictures/200000010000023F000001358C0EADEA.svm" xlink:type="simple" xlink:show="embed" xlink:actuate="onLoad">
            <text:p/>
          </draw:image>
        </draw:frame>
        <draw:frame draw:style-name="gr5" draw:text-style-name="P1" draw:layer="layout" svg:width="0.804cm" svg:height="0.431cm" svg:x="6.918cm" svg:y="0.28cm">
          <draw:image xlink:href="Pictures/200000010000023F00000135B9F501A9.svm" xlink:type="simple" xlink:show="embed" xlink:actuate="onLoad">
            <text:p/>
          </draw:image>
        </draw:frame>
        <draw:frame draw:style-name="gr6" draw:text-style-name="P1" draw:layer="layout" svg:width="1.319cm" svg:height="0.319cm" svg:x="7.29cm" svg:y="1.568cm">
          <draw:image xlink:href="Pictures/20000001000003AF000000E534D20A41.svm" xlink:type="simple" xlink:show="embed" xlink:actuate="onLoad">
            <text:p/>
          </draw:image>
        </draw:frame>
        <draw:frame draw:style-name="gr7" draw:text-style-name="P1" draw:layer="layout" svg:width="0.391cm" svg:height="0.301cm" svg:x="9.989cm" svg:y="1.577cm">
          <draw:image xlink:href="Pictures/2000000100000118000000D86AB3B7FE.svm" xlink:type="simple" xlink:show="embed" xlink:actuate="onLoad">
            <text:p/>
          </draw:image>
        </draw:frame>
        <draw:frame draw:style-name="gr8" draw:text-style-name="P1" draw:layer="layout" svg:width="0.354cm" svg:height="0.337cm" svg:x="1.203cm" svg:y="0.868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61cm" svg:height="0.337cm" svg:x="1.203cm" svg:y="2.058cm">
          <draw:image xlink:href="Pictures/2000000100000103000000F210DD7C79.svm" xlink:type="simple" xlink:show="embed" xlink:actuate="onLoad">
            <text:p/>
          </draw:image>
        </draw:frame>
        <draw:frame draw:style-name="gr10" draw:text-style-name="P1" draw:layer="layout" svg:width="0.354cm" svg:height="0.361cm" svg:x="11.151cm" svg:y="0.793cm">
          <draw:image xlink:href="Pictures/20000001000000FE000001038E021CBF.svm" xlink:type="simple" xlink:show="embed" xlink:actuate="onLoad">
            <text:p/>
          </draw:image>
        </draw:frame>
        <draw:frame draw:style-name="gr2" draw:text-style-name="P1" draw:layer="layout" svg:width="0.644cm" svg:height="0.301cm" svg:x="2.424cm" svg:y="3.329cm">
          <draw:image xlink:href="Pictures/20000001000001CD000000D8FBE8A3AE.svm" xlink:type="simple" xlink:show="embed" xlink:actuate="onLoad">
            <text:p/>
          </draw:image>
        </draw:frame>
        <draw:frame draw:style-name="gr3" draw:text-style-name="P1" draw:layer="layout" svg:width="0.692cm" svg:height="0.301cm" svg:x="4.735cm" svg:y="4.386cm">
          <draw:image xlink:href="Pictures/20000001000001EF000000D851F8367C.svm" xlink:type="simple" xlink:show="embed" xlink:actuate="onLoad">
            <text:p/>
          </draw:image>
        </draw:frame>
        <draw:frame draw:style-name="gr4" draw:text-style-name="P1" draw:layer="layout" svg:width="0.804cm" svg:height="0.431cm" svg:x="2.873cm" svg:y="4.321cm">
          <draw:image xlink:href="Pictures/200000010000023F000001358C0EADEA.svm" xlink:type="simple" xlink:show="embed" xlink:actuate="onLoad">
            <text:p/>
          </draw:image>
        </draw:frame>
        <draw:frame draw:style-name="gr5" draw:text-style-name="P1" draw:layer="layout" svg:width="0.804cm" svg:height="0.431cm" svg:x="6.918cm" svg:y="3.132cm">
          <draw:image xlink:href="Pictures/200000010000023F00000135B9F501A9.svm" xlink:type="simple" xlink:show="embed" xlink:actuate="onLoad">
            <text:p/>
          </draw:image>
        </draw:frame>
        <draw:frame draw:style-name="gr7" draw:text-style-name="P1" draw:layer="layout" svg:width="0.391cm" svg:height="0.301cm" svg:x="10.057cm" svg:y="4.386cm">
          <draw:image xlink:href="Pictures/2000000100000118000000D86AB3B7FE.svm" xlink:type="simple" xlink:show="embed" xlink:actuate="onLoad">
            <text:p/>
          </draw:image>
        </draw:frame>
        <draw:frame draw:style-name="gr8" draw:text-style-name="P1" draw:layer="layout" svg:width="0.354cm" svg:height="0.337cm" svg:x="1.203cm" svg:y="3.69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61cm" svg:height="0.337cm" svg:x="1.203cm" svg:y="4.924cm">
          <draw:image xlink:href="Pictures/2000000100000103000000F210DD7C79.svm" xlink:type="simple" xlink:show="embed" xlink:actuate="onLoad">
            <text:p/>
          </draw:image>
        </draw:frame>
        <draw:frame draw:style-name="gr10" draw:text-style-name="P1" draw:layer="layout" svg:width="0.354cm" svg:height="0.361cm" svg:x="11.191cm" svg:y="3.686cm">
          <draw:image xlink:href="Pictures/20000001000000FE000001038E021CBF.svm" xlink:type="simple" xlink:show="embed" xlink:actuate="onLoad">
            <text:p/>
          </draw:image>
        </draw:frame>
        <draw:frame draw:style-name="gr11" draw:text-style-name="P1" draw:layer="layout" svg:width="0.633cm" svg:height="0.526cm" svg:x="7.997cm" svg:y="4.273cm">
          <draw:image xlink:href="Pictures/20000001000001C500000179BD6552FA.svm" xlink:type="simple" xlink:show="embed" xlink:actuate="onLoad">
            <text:p/>
          </draw:image>
        </draw:frame>
        <draw:frame draw:style-name="gr12" draw:text-style-name="P1" draw:layer="layout" svg:width="0.703cm" svg:height="0.301cm" svg:x="5.883cm" svg:y="1.577cm">
          <draw:image xlink:href="Pictures/20000001000001F7000000D89EF8F9DD.svm" xlink:type="simple" xlink:show="embed" xlink:actuate="onLoad">
            <text:p/>
          </draw:image>
        </draw:frame>
        <draw:frame draw:style-name="gr13" draw:text-style-name="P2" draw:layer="layout" svg:width="0.748cm" svg:height="0.97cm" svg:x="5.84cm" svg:y="0.906cm">
          <draw:text-box>
            <text:p><text:span text:style-name="T1">+</text:span></text:p>
          </draw:text-box>
        </draw:frame>
        <draw:frame draw:style-name="gr13" draw:text-style-name="P2" draw:layer="layout" svg:width="0.642cm" svg:height="0.97cm" svg:x="5.84cm" svg:y="1.663cm">
          <draw:text-box>
            <text:p><text:span text:style-name="T1">-</text:span></text:p>
          </draw:text-box>
        </draw:frame>
        <draw:line draw:style-name="gr14" draw:text-style-name="P3" draw:layer="layout" svg:x1="5.984cm" svg:y1="4.149cm" svg:x2="5.984cm" svg:y2="4.924cm">
          <text:p/>
        </draw:line>
        <draw:frame draw:style-name="gr15" draw:text-style-name="P1" draw:layer="layout" svg:width="0.426cm" svg:height="0.414cm" svg:x="6.11cm" svg:y="4.329cm">
          <draw:image xlink:href="Pictures/2000000100000131000001297367BB38.svm" xlink:type="simple" xlink:show="embed" xlink:actuate="onLoad">
            <text:p/>
          </draw:image>
        </draw:frame>
        <draw:frame draw:style-name="gr16" draw:text-style-name="P2" draw:layer="layout" svg:width="0.937cm" svg:height="0.911cm" svg:x="11.604cm" svg:y="1.323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16" draw:text-style-name="P2" draw:layer="layout" svg:width="1.2cm" svg:height="0.911cm" svg:x="11.472cm" svg:y="4.348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17" draw:text-style-name="P1" draw:layer="layout" svg:width="0.42cm" svg:height="0.34cm" svg:x="3.834cm" svg:y="0.531cm">
          <draw:image xlink:href="Pictures/200000010000015F0000011CD8B6A2AF.svm" xlink:type="simple" xlink:show="embed" xlink:actuate="onLoad">
            <text:p/>
          </draw:image>
        </draw:frame>
        <draw:frame draw:style-name="gr17" draw:text-style-name="P1" draw:layer="layout" svg:width="0.42cm" svg:height="0.34cm" svg:x="3.834cm" svg:y="3.384cm">
          <draw:image xlink:href="Pictures/200000010000015F0000011CD8B6A2A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7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2T14:47:29</dc:date>
    <dc:creator>kkk </dc:creator>
    <meta:generator>LibreOffice/3.3$Linux LibreOffice_project/330m19$Build-401</meta:generator>
    <meta:editing-duration>PT1H2M9S</meta:editing-duration>
    <meta:editing-cycles>12</meta:editing-cycles>
    <meta:document-statistic meta:object-count="28"/>
  </office:meta>
</office:document-meta>
</file>